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ndeclaredThrowableStrategy.transform( ClassGenerator c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claredThrowableStrategy.UndeclaredThrowableStrategy( Class 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